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fo:background-color="transparent" style:shadow="non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  <style:background-image/>
      </style:paragraph-properties>
      <style:text-properties style:font-name="Arial" fo:font-size="12pt" fo:letter-spacing="0.046cm" style:text-underline-style="none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 de la commission : {commissionNom}</text:p>
      <text:p text:style-name="P1">Date de la génération du document : {date}</text:p>
      <text:p text:style-name="P1">Date de la commission : {dateCommission}</text:p>
      <text:p text:style-name="P1">Heure de début de la commission : {heureDebutComm}</text:p>
      <text:p text:style-name="P1"/>
      <text:p text:style-name="P1">Boucle sur chacun des dossiers de la commission</text:p>
      <text:p text:style-name="P1">[!-- BEGIN infosDoss --]</text:p>
      <text:p text:style-name="P1">Nom de l'établissement concerné par le dossier : {nomEtab}</text:p>
      <text:p text:style-name="P1">Nature du dossier : {natureDossier} </text:p>
      <text:p text:style-name="P1">Objet, libellé du dossier : {objetDossier}</text:p>
      <text:p text:style-name="P1">Numéro de document d'urbanisme du dossier : {numDocUrba}</text:p>
      <text:p text:style-name="P1">Heure début passage dossier : {heureDebDossier}</text:p>
      <text:p text:style-name="P1">Heure fin passage dossier : {heureFinDossier}</text:p>
      <text:p text:style-name="P1">Commune concernée : {communeConcerne}</text:p>
      <text:p text:style-name="P1">[!-- END infosDos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Tahoma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26T14:50:53.95</meta:creation-date>
    <dc:date>2012-12-19T11:50:04.52</dc:date>
    <meta:editing-duration>PT01H18M41S</meta:editing-duration>
    <meta:editing-cycles>39</meta:editing-cycles>
    <meta:generator>OpenOffice.org/3.2$Win32 OpenOffice.org_project/320m12$Build-9483</meta:generator>
    <meta:document-statistic meta:table-count="0" meta:image-count="0" meta:object-count="0" meta:page-count="1" meta:paragraph-count="14" meta:word-count="90" meta:character-count="584"/>
  </office:meta>
</office:document-meta>
</file>